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70000012007912AB9.png" manifest:media-type=""/>
  <manifest:file-entry manifest:full-path="Pictures/1000020100000269000001883928BF58.png" manifest:media-type=""/>
  <manifest:file-entry manifest:full-path="Pictures/1000020100000269000001885260FD07.png" manifest:media-type=""/>
  <manifest:file-entry manifest:full-path="Pictures/100000000000025C000001C5693776E7.jpg" manifest:media-type=""/>
  <manifest:file-entry manifest:full-path="Pictures/1000000000000B000000084070E1B775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eague Gothic" svg:font-family="'League 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484848" draw:fill-image-name="Bitmape_20_5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e9eff5" draw:fill-image-name="Bitmape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e9eff5" draw:fill-image-name="Bitmape_20_7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ffffff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cm" fo:min-width="0cm" draw:shadow-offset-x="0.203cm" draw:shadow-offset-y="0.203cm"/>
    </style:style>
    <style:style style:name="gr2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2.122cm" fo:min-width="0cm" draw:shadow-offset-x="0.203cm" draw:shadow-offset-y="0.20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274cm" fo:min-width="0cm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.528cm" draw:shadow-offset-x="0.203cm" draw:shadow-offset-y="0.203cm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595cm" fo:min-width="0cm" draw:shadow-offset-x="0.203cm" draw:shadow-offset-y="0.203cm"/>
    </style:style>
    <style:style style:name="gr7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 draw:shadow-offset-x="0.203cm" draw:shadow-offset-y="0.203cm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-offset-x="0.203cm" draw:shadow-offset-y="0.20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color="#ffffff" fo:font-size="80pt" style:font-size-asian="80pt" style:font-size-complex="80pt"/>
    </style:style>
    <style:style style:name="P2" style:family="paragraph">
      <style:paragraph-properties fo:text-align="center"/>
      <style:text-properties fo:color="#ffffff" style:font-name="League Gothic" fo:font-size="80pt" style:font-size-asian="80pt" style:font-size-complex="80pt"/>
    </style:style>
    <style:style style:name="P3" style:family="paragraph">
      <style:text-properties fo:color="#ffffff" fo:font-size="42pt" style:font-size-asian="42pt" style:font-size-complex="42pt"/>
    </style:style>
    <style:style style:name="P4" style:family="paragraph">
      <style:text-properties fo:color="#ffffff" style:font-name="League Gothic" fo:font-size="42pt" style:font-size-asian="42pt" style:font-size-complex="42pt"/>
    </style:style>
    <style:style style:name="P5" style:family="paragraph">
      <style:text-properties fo:font-size="60pt"/>
    </style:style>
    <style:style style:name="P6" style:family="paragraph">
      <style:text-properties fo:color="#ffffff" style:font-name="League Gothic" fo:font-size="60pt" style:font-size-asian="60pt" style:font-size-complex="60pt"/>
    </style:style>
    <style:style style:name="P7" style:family="paragraph">
      <style:text-properties fo:color="#ffffff" fo:font-size="46pt"/>
    </style:style>
    <style:style style:name="P8" style:family="paragraph">
      <style:text-properties fo:color="#ffffff" style:font-name="League Gothic" fo:font-size="46pt" style:font-size-asian="46pt" style:font-size-complex="46pt"/>
    </style:style>
    <style:style style:name="P9" style:family="paragraph">
      <style:text-properties fo:color="#ffffff" style:font-name="League Gothic" fo:font-size="30pt" style:font-size-asian="30pt" style:font-size-complex="30pt"/>
    </style:style>
    <style:style style:name="P10" style:family="paragraph">
      <style:text-properties style:font-name="League Gothic" fo:font-size="80pt" style:font-size-asian="80pt" style:font-size-complex="80pt"/>
    </style:style>
    <style:style style:name="P11" style:family="paragraph">
      <style:text-properties fo:color="#484848" style:font-name="League Gothic" fo:font-size="36pt" style:font-size-asian="36pt" style:font-size-complex="36pt"/>
    </style:style>
    <style:style style:name="P12" style:family="paragraph">
      <style:text-properties fo:color="#484848" style:font-name="League Gothic" fo:font-size="24pt" style:font-size-asian="24pt" style:font-size-complex="24pt"/>
    </style:style>
    <style:style style:name="T1" style:family="text">
      <style:text-properties fo:color="#ffffff" style:font-name="League Gothic" fo:font-size="80pt" style:font-size-asian="80pt" style:font-size-complex="80pt"/>
    </style:style>
    <style:style style:name="T2" style:family="text">
      <style:text-properties fo:color="#ffffff" style:font-name="League Gothic" fo:font-size="42pt" style:font-size-asian="42pt" style:font-size-complex="42pt"/>
    </style:style>
    <style:style style:name="T3" style:family="text">
      <style:text-properties fo:color="#ffffff" style:font-name="League Gothic" fo:font-size="60pt" style:font-size-asian="60pt" style:font-size-complex="60pt"/>
    </style:style>
    <style:style style:name="T4" style:family="text">
      <style:text-properties fo:color="#ffffff" style:font-name="League Gothic" fo:font-size="46pt" style:font-size-asian="46pt" style:font-size-complex="46pt"/>
    </style:style>
    <style:style style:name="T5" style:family="text">
      <style:text-properties fo:color="#ffffff" style:font-name="League Gothic" fo:font-size="30pt" style:font-size-asian="30pt" style:font-size-complex="30pt"/>
    </style:style>
    <style:style style:name="T6" style:family="text">
      <style:text-properties style:font-name="League Gothic" fo:font-size="80pt" style:font-size-asian="80pt" style:font-size-complex="80pt"/>
    </style:style>
    <style:style style:name="T7" style:family="text">
      <style:text-properties fo:color="#484848" style:font-name="League Gothic" fo:font-size="36pt" style:font-size-asian="36pt" style:font-size-complex="36pt"/>
    </style:style>
    <style:style style:name="T8" style:family="text">
      <style:text-properties fo:color="#484848" style:font-name="League Gothic" fo:font-size="24pt" style:font-size-asian="24pt" style:font-size-complex="24pt"/>
    </style:style>
    <style:style style:name="T9" style:family="text">
      <style:text-properties fo:color="#484848" style:font-name="Symbol" fo:font-size="24pt" style:font-name-asian="Symbol" style:font-size-asian="24pt" style:font-name-complex="Symbol" style:font-size-complex="24pt"/>
    </style:style>
    <style:style style:name="T10" style:family="text">
      <style:text-properties fo:color="#484848" style:text-position="sub 58%" style:font-name="League Gothic" fo:font-size="24pt" style:font-name-asian="Symbol" style:font-size-asian="24pt" style:font-name-complex="Symbol" style:font-size-complex="24pt"/>
    </style:style>
    <style:style style:name="T11" style:family="text">
      <style:text-properties fo:color="#484848" style:text-position="0% 100%" style:font-name="League Gothic" fo:font-size="24pt" style:font-name-asian="Symbol" style:font-size-asian="24pt" style:font-name-complex="Symbol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2.606cm" svg:height="3.642cm" svg:x="1.778cm" svg:y="12.954cm">
          <draw:text-box>
            <text:p text:style-name="P1"><text:span text:style-name="T1">Alexander (Sasha) MAZUROV</text:span></text:p>
          </draw:text-box>
        </draw:frame>
        <draw:frame draw:style-name="gr2" draw:text-style-name="P4" draw:layer="layout" svg:width="7.936cm" svg:height="2.372cm" svg:x="19.558cm" svg:y="18.034cm">
          <draw:text-box>
            <text:p text:style-name="P3"><text:span text:style-name="T2">Short Introduc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draw:style-name="gr1" draw:text-style-name="P6" draw:layer="layout" svg:width="6.858cm" svg:height="2.795cm" svg:x="0.762cm" svg:y="0.507cm">
          <draw:text-box>
            <text:p text:style-name="P5"><text:span text:style-name="T3">Education</text:span></text:p>
          </draw:text-box>
        </draw:frame>
        <draw:frame draw:style-name="gr4" draw:text-style-name="P8" draw:layer="layout" svg:width="11.919cm" svg:height="2.203cm" svg:x="15.748cm" svg:y="3.544cm">
          <draw:text-box>
            <text:p text:style-name="P7"><text:span text:style-name="T4">M.Sc in Computer Science</text:span></text:p>
          </draw:text-box>
        </draw:frame>
        <draw:frame draw:style-name="gr5" draw:text-style-name="P9" draw:layer="layout" svg:width="11.684cm" svg:height="2.801cm" svg:x="15.958cm" svg:y="5.576cm">
          <draw:text-box>
            <text:p text:style-name="P9"><text:span text:style-name="T5">Lomonosov's Moscow State </text:span></text:p>
            <text:p text:style-name="P9"><text:span text:style-name="T5">University (Russia), 1997-2002</text:span></text:p>
          </draw:text-box>
        </draw:frame>
        <draw:frame draw:style-name="gr6" draw:text-style-name="P8" draw:layer="layout" svg:width="7.225cm" svg:height="2.203cm" svg:x="0.762cm" svg:y="3.544cm">
          <draw:text-box>
            <text:p text:style-name="P7"><text:span text:style-name="T4">Ph.D in Physics</text:span></text:p>
          </draw:text-box>
        </draw:frame>
        <draw:frame draw:style-name="gr5" draw:text-style-name="P9" draw:layer="layout" svg:width="11.684cm" svg:height="2.801cm" svg:x="0.762cm" svg:y="5.576cm">
          <draw:text-box>
            <text:p text:style-name="P9"><text:span text:style-name="T5">University of Ferrara (Italy),</text:span><text:span text:style-name="T5"><text:line-break/></text:span><text:span text:style-name="T5">2011-2014 (March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1">
        <draw:frame draw:style-name="gr7" draw:text-style-name="P10" draw:layer="layout" svg:width="24.018cm" svg:height="3.642cm" svg:x="2.144cm" svg:y="0.254cm">
          <draw:text-box>
            <text:p text:style-name="P10"><text:span text:style-name="T6">2005 – 2014: LHCb experimen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1">
        <draw:frame draw:style-name="gr8" draw:text-style-name="P11" draw:layer="layout" svg:width="23.622cm" svg:height="1.78cm" svg:x="1.27cm" svg:y="0.76cm">
          <draw:text-box>
            <text:p text:style-name="P11"><text:span text:style-name="T7">2005-2007: Summer student, INTAS-CERN fellowship</text:span></text:p>
          </draw:text-box>
        </draw:frame>
        <draw:frame draw:style-name="gr8" draw:text-style-name="P11" draw:layer="layout" svg:width="23.622cm" svg:height="4.828cm" svg:x="1.27cm" svg:y="0.76cm">
          <draw:text-box>
            <text:p text:style-name="P11"><text:span text:style-name="T7">2005-2007: Summer student, INTAS-CERN fellowship</text:span></text:p>
            <text:list text:style-name="L2">
              <text:list-item>
                <text:p text:style-name="P12"><text:span text:style-name="T8">New Gaudi Job Options Service's parsers (based on Boost.Spirit v1.x library) </text:span></text:p>
                <text:list>
                  <text:list-item>
                    <text:p text:style-name="P12"><text:span text:style-name="T8">String parsers in Gaudi Kernel</text:span></text:p>
                  </text:list-item>
                  <text:list-item>
                    <text:p text:style-name="P12"><text:span text:style-name="T8">Job options file parser</text:span></text:p>
                  </text:list-item>
                </text:list>
              </text:list-item>
            </text:list>
          </draw:text-box>
        </draw:frame>
        <draw:frame draw:style-name="gr8" draw:text-style-name="P11" draw:layer="layout" svg:width="23.622cm" svg:height="5.844cm" svg:x="1.27cm" svg:y="6.096cm">
          <draw:text-box>
            <text:p text:style-name="P11"><text:span text:style-name="T7">2007-2010: Project Associator at the Online group</text:span></text:p>
            <text:list text:style-name="L3">
              <text:list-item>
                <text:p text:style-name="P11"><text:span text:style-name="T8">LHCb User management interface. Migration to Active Directory</text:span></text:p>
              </text:list-item>
              <text:list-item>
                <text:p text:style-name="P11"><text:span text:style-name="T8">Setup and configuration of Helpdesk system, Twiki, web services.</text:span></text:p>
              </text:list-item>
              <text:list-item>
                <text:p text:style-name="P11"><text:span text:style-name="T8">Run database web interface</text:span></text:p>
              </text:list-item>
              <text:list-item>
                <text:p text:style-name="P11"><text:span text:style-name="T8">CastorFS (FUSE file system). Poster at CHEP 2009, Prague</text:span></text:p>
              </text:list-item>
            </text:list>
          </draw:text-box>
        </draw:frame>
        <draw:frame draw:style-name="gr8" draw:text-style-name="P11" draw:layer="layout" svg:width="23.622cm" svg:height="5.151cm" svg:x="1.27cm" svg:y="13.206cm">
          <draw:text-box>
            <text:p text:style-name="P11"><text:span text:style-name="T7">2011-2014: Doctoral student</text:span></text:p>
            <text:list text:style-name="L2">
              <text:list-item>
                <text:p text:style-name="P12"><text:span text:style-name="T8">Gaudi Job Options Service v2.0 (based on Boost.Spirit v2.x library) </text:span></text:p>
              </text:list-item>
            </text:list>
            <text:list text:style-name="L3">
              <text:list-item>
                <text:p text:style-name="P11"><text:span text:style-name="T8">Intel VTune Amplifier Gaudi Auditor. Talk at CHEP 2012, New-York</text:span></text:p>
              </text:list-item>
              <text:list-item>
                <text:p text:style-name="P11"><text:span text:style-name="T8">Study of </text:span><text:span text:style-name="T9">c</text:span><text:span text:style-name="T10">b <text:s/></text:span><text:span text:style-name="T11">production. Doctoral thesis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eague Gothic" svg:font-family="'League 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itmape_20_2" draw:display-name="Bitmape 2" xlink:href="Pictures/1000000000000B000000084070E1B775.jpg" xlink:type="simple" xlink:show="embed" xlink:actuate="onLoad"/>
    <draw:fill-image draw:name="Bitmape_20_5" draw:display-name="Bitmape 5" xlink:href="Pictures/100000000000025C000001C5693776E7.jpg" xlink:type="simple" xlink:show="embed" xlink:actuate="onLoad"/>
    <draw:fill-image draw:name="Bitmape_20_6" draw:display-name="Bitmape 6" xlink:href="Pictures/1000020100000269000001885260FD07.png" xlink:type="simple" xlink:show="embed" xlink:actuate="onLoad"/>
    <draw:fill-image draw:name="Bitmape_20_7" draw:display-name="Bitmape 7" xlink:href="Pictures/1000020100000269000001883928BF58.png" xlink:type="simple" xlink:show="embed" xlink:actuate="onLoad"/>
    <draw:fill-image draw:name="Bitmape_20_8" draw:display-name="Bitmape 8" xlink:href="Pictures/10000000000002570000012007912AB9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9eff5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9eff5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Mazurov</meta:initial-creator>
    <meta:creation-date>2014-02-15T19:46:33.365895385</meta:creation-date>
    <dc:date>2014-02-15T21:46:13.916660358</dc:date>
    <dc:creator>Alexander Mazurov</dc:creator>
    <meta:editing-duration>PT35M7S</meta:editing-duration>
    <meta:editing-cycles>7</meta:editing-cycles>
    <meta:generator>LibreOffice/4.1.3.2$Linux_X86_64 LibreOffice_project/410m0$Build-2</meta:generator>
    <meta:document-statistic meta:object-count="41"/>
  </office:meta>
</office:document-meta>
</file>